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d8507" officeooo:paragraph-rsid="001d8507" style:font-weight-asian="bold" style:font-weight-complex="bold"/>
    </style:style>
    <style:style style:name="P2" style:family="paragraph" style:parent-style-name="Standard">
      <style:text-properties fo:font-weight="normal" officeooo:rsid="001d8507" officeooo:paragraph-rsid="00221883" style:font-weight-asian="normal" style:font-weight-complex="normal"/>
    </style:style>
    <style:style style:name="P3" style:family="paragraph" style:parent-style-name="Standard">
      <style:text-properties fo:font-weight="normal" officeooo:rsid="001fbd52" officeooo:paragraph-rsid="0032b9df" style:font-weight-asian="normal" style:font-weight-complex="normal"/>
    </style:style>
    <style:style style:name="P4" style:family="paragraph" style:parent-style-name="Standard">
      <style:text-properties fo:font-weight="normal" officeooo:rsid="001fbd52" officeooo:paragraph-rsid="003989ce" style:font-weight-asian="normal" style:font-weight-complex="normal"/>
    </style:style>
    <style:style style:name="P5" style:family="paragraph" style:parent-style-name="Standard">
      <style:text-properties fo:font-weight="normal" officeooo:rsid="002bb33b" officeooo:paragraph-rsid="002d2295" style:font-weight-asian="normal" style:font-weight-complex="normal"/>
    </style:style>
    <style:style style:name="P6" style:family="paragraph" style:parent-style-name="Standard">
      <style:text-properties fo:font-weight="normal" officeooo:rsid="002d2295" officeooo:paragraph-rsid="002d2295" style:font-weight-asian="normal" style:font-weight-complex="normal"/>
    </style:style>
    <style:style style:name="P7" style:family="paragraph" style:parent-style-name="Standard">
      <style:text-properties fo:font-weight="normal" officeooo:rsid="002d2295" officeooo:paragraph-rsid="003e93e0" style:font-weight-asian="normal" style:font-weight-complex="normal"/>
    </style:style>
    <style:style style:name="P8" style:family="paragraph" style:parent-style-name="Standard">
      <style:text-properties fo:font-weight="normal" officeooo:rsid="002d2295" officeooo:paragraph-rsid="004704c6" style:font-weight-asian="normal" style:font-weight-complex="normal"/>
    </style:style>
    <style:style style:name="P9" style:family="paragraph" style:parent-style-name="Standard">
      <style:text-properties fo:font-weight="normal" officeooo:rsid="002d2295" officeooo:paragraph-rsid="004af9e3" style:font-weight-asian="normal" style:font-weight-complex="normal"/>
    </style:style>
    <style:style style:name="P10" style:family="paragraph" style:parent-style-name="Standard" style:list-style-name="L1">
      <style:text-properties fo:font-weight="normal" officeooo:rsid="002d2295" officeooo:paragraph-rsid="004af9e3" style:font-weight-asian="normal" style:font-weight-complex="normal"/>
    </style:style>
    <style:style style:name="P11" style:family="paragraph" style:parent-style-name="Standard">
      <style:text-properties fo:font-weight="normal" officeooo:rsid="002d2295" officeooo:paragraph-rsid="0056b131" style:font-weight-asian="normal" style:font-weight-complex="normal"/>
    </style:style>
    <style:style style:name="P12" style:family="paragraph" style:parent-style-name="Standard">
      <style:text-properties fo:font-weight="normal" officeooo:rsid="005e02a2" officeooo:paragraph-rsid="005e02a2" style:font-weight-asian="normal" style:font-weight-complex="normal"/>
    </style:style>
    <style:style style:name="P13" style:family="paragraph" style:parent-style-name="Standard">
      <style:text-properties officeooo:paragraph-rsid="001d8507"/>
    </style:style>
    <style:style style:name="T1" style:family="text">
      <style:text-properties officeooo:rsid="001eb5ed"/>
    </style:style>
    <style:style style:name="T2" style:family="text">
      <style:text-properties officeooo:rsid="001f99b9"/>
    </style:style>
    <style:style style:name="T3" style:family="text">
      <style:text-properties officeooo:rsid="00203523"/>
    </style:style>
    <style:style style:name="T4" style:family="text">
      <style:text-properties fo:font-style="italic" style:font-style-asian="italic" style:font-style-complex="italic"/>
    </style:style>
    <style:style style:name="T5" style:family="text">
      <style:text-properties fo:font-style="italic" officeooo:rsid="001eb5ed" style:font-style-asian="italic" style:font-style-complex="italic"/>
    </style:style>
    <style:style style:name="T6" style:family="text">
      <style:text-properties fo:font-style="italic" officeooo:rsid="00203523" style:font-style-asian="italic" style:font-style-complex="italic"/>
    </style:style>
    <style:style style:name="T7" style:family="text">
      <style:text-properties officeooo:rsid="002ad927"/>
    </style:style>
    <style:style style:name="T8" style:family="text">
      <style:text-properties officeooo:rsid="002b43ff"/>
    </style:style>
    <style:style style:name="T9" style:family="text">
      <style:text-properties officeooo:rsid="002bb33b"/>
    </style:style>
    <style:style style:name="T10" style:family="text">
      <style:text-properties officeooo:rsid="002ccc8a"/>
    </style:style>
    <style:style style:name="T11" style:family="text">
      <style:text-properties officeooo:rsid="002d2295"/>
    </style:style>
    <style:style style:name="T12" style:family="text">
      <style:text-properties fo:font-style="normal" officeooo:rsid="001eb5ed" style:font-style-asian="normal" style:font-style-complex="normal"/>
    </style:style>
    <style:style style:name="T13" style:family="text">
      <style:text-properties fo:font-style="normal" officeooo:rsid="002d2295" style:font-style-asian="normal" style:font-style-complex="normal"/>
    </style:style>
    <style:style style:name="T14" style:family="text">
      <style:text-properties fo:font-style="normal" officeooo:rsid="00203523" style:font-style-asian="normal" style:font-style-complex="normal"/>
    </style:style>
    <style:style style:name="T15" style:family="text">
      <style:text-properties fo:font-style="normal" officeooo:rsid="00493582" style:font-style-asian="normal" style:font-style-complex="normal"/>
    </style:style>
    <style:style style:name="T16" style:family="text">
      <style:text-properties fo:font-weight="bold" style:font-weight-asian="bold" style:font-weight-complex="bold"/>
    </style:style>
    <style:style style:name="T17" style:family="text">
      <style:text-properties fo:font-weight="bold" officeooo:rsid="002ccc8a" style:font-weight-asian="bold" style:font-weight-complex="bold"/>
    </style:style>
    <style:style style:name="T18" style:family="text">
      <style:text-properties fo:font-weight="bold" officeooo:rsid="0033afee" style:font-weight-asian="bold" style:font-weight-complex="bold"/>
    </style:style>
    <style:style style:name="T19" style:family="text">
      <style:text-properties fo:font-weight="bold" officeooo:rsid="002d2295" style:font-weight-asian="bold" style:font-weight-complex="bold"/>
    </style:style>
    <style:style style:name="T20" style:family="text">
      <style:text-properties fo:font-weight="bold" officeooo:rsid="002bb33b" style:font-weight-asian="bold" style:font-weight-complex="bold"/>
    </style:style>
    <style:style style:name="T21" style:family="text">
      <style:text-properties fo:font-weight="bold" officeooo:rsid="002b43ff" style:font-weight-asian="bold" style:font-weight-complex="bold"/>
    </style:style>
    <style:style style:name="T22" style:family="text">
      <style:text-properties fo:font-weight="bold" officeooo:rsid="003a8dfa" style:font-weight-asian="bold" style:font-weight-complex="bold"/>
    </style:style>
    <style:style style:name="T23" style:family="text">
      <style:text-properties fo:font-weight="bold" officeooo:rsid="001d8507" style:font-weight-asian="bold" style:font-weight-complex="bold"/>
    </style:style>
    <style:style style:name="T24" style:family="text">
      <style:text-properties fo:font-weight="bold" officeooo:rsid="00221883" style:font-weight-asian="bold" style:font-weight-complex="bold"/>
    </style:style>
    <style:style style:name="T25" style:family="text">
      <style:text-properties fo:font-weight="bold" officeooo:rsid="00350865" style:font-weight-asian="bold" style:font-weight-complex="bold"/>
    </style:style>
    <style:style style:name="T26" style:family="text">
      <style:text-properties fo:font-weight="bold" officeooo:rsid="001fbd52" style:font-weight-asian="bold" style:font-weight-complex="bold"/>
    </style:style>
    <style:style style:name="T27" style:family="text">
      <style:text-properties officeooo:rsid="002f13d3"/>
    </style:style>
    <style:style style:name="T28" style:family="text">
      <style:text-properties officeooo:rsid="0033afee"/>
    </style:style>
    <style:style style:name="T29" style:family="text">
      <style:text-properties style:text-position="super 58%" officeooo:rsid="0033afee"/>
    </style:style>
    <style:style style:name="T30" style:family="text">
      <style:text-properties officeooo:rsid="0048a8b4"/>
    </style:style>
    <style:style style:name="T31" style:family="text">
      <style:text-properties officeooo:rsid="004af9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3">Kéry </text:span><text:span text:style-name="T24">&amp;</text:span><text:span text:style-name="T23"> Royle have </text:span><text:span text:style-name="T25">a </text:span><text:span text:style-name="T23">new book on hierarchical modeling in ecology. </text:span><text:span text:style-name="T26">It's good</text:span></text:p>
      <text:p text:style-name="P1"/>
      <text:p text:style-name="P2"><text:span text:style-name="T16">Marc Kéry</text:span>'s books are as important <text:span text:style-name="T1">for learning</text:span> <text:span text:style-name="T2">(and teaching) </text:span>hierarchical modeling as Crawley's <text:a xlink:type="simple" xlink:href="http://onlinelibrary.wiley.com/book/10.1002/9780470515075"><text:span text:style-name="T1">The </text:span></text:a><text:a xlink:type="simple" xlink:href="http://onlinelibrary.wiley.com/book/10.1002/9780470515075">R </text:a><text:a xlink:type="simple" xlink:href="http://onlinelibrary.wiley.com/book/10.1002/9780470515075"><text:span text:style-name="T1">B</text:span></text:a><text:a xlink:type="simple" xlink:href="http://onlinelibrary.wiley.com/book/10.1002/9780470515075">ook</text:a> is <text:span text:style-name="T1">for learning</text:span> R. <text:span text:style-name="T11">I hold Kéry's </text:span><text:a xlink:type="simple" xlink:href="http://store.elsevier.com/Introduction-to-WinBUGS-for-Ecologists/Marc-Kery/isbn-9780123786050/"><text:span text:style-name="T11">Introduction to WinBUGS</text:span></text:a><text:span text:style-name="T11"> high for the uncompromising didactic clarity. </text:span><text:span text:style-name="T19">J. Andrew Royle</text:span><text:span text:style-name="T11"> is one of the founding minds (with James Nichols and Darryl MacKenzie) of the so called </text:span><text:span text:style-name="T5">occupancy modeling</text:span><text:span text:style-name="T12">, </text:span><text:span text:style-name="T13">and </text:span><text:span text:style-name="T15">he is the </text:span><text:span text:style-name="T13">author (with Robert Dorazio) of </text:span><text:a xlink:type="simple" xlink:href="http://www.sciencedirect.com/science/book/9780123740977"><text:span text:style-name="T13">Hierarchical Modeling and Inference in Ecology</text:span></text:a><text:span text:style-name="T1">.</text:span></text:p>
      <text:p text:style-name="P3"><text:tab/>So here come Marc Kéry and J. Andrew Royle with their brand new <text:a xlink:type="simple" xlink:href="http://store.elsevier.com/Applied-Hierarchical-Modeling-in-Ecology-Analysis-of-distribution-abundance-and-species-richness-in-R-and-BUGS/Marc-Kery/isbn-9780128014868/">Applied Hierarchical Modeling in Ecology</text:a>. <text:span text:style-name="T7">To cite the authors</text:span>: How can <text:span text:style-name="T3">the </text:span>700+ pages (or 1500 if you count the upcoming volume 2) contribute anything new to what has already been written on the topic? </text:p>
      <text:p text:style-name="P4"><text:span text:style-name="T8"><text:tab/>My answer: It is one of the rare books where every piece of (clearly explained) theory comes with complete recipes implemented in </text:span><text:span text:style-name="T21">BUGS and </text:span><text:span text:style-name="T22">R</text:span><text:span text:style-name="T21"> </text:span><text:span text:style-name="T8">– hence the word </text:span><text:span text:style-name="T6">Applied</text:span><text:span text:style-name="T3"> in the title. Apart from the usual model implementation and fitting, there is an extra emphasis on evaluation of the models, on using them for prediction, and on data simulation. Further, the authors make the effort to point out links and similarities between different types of models, and that helps in putting things in context, and to realize that all hierarchical models are, in essence, the same thing. Finally, even though many of the topics of the book are treated somewhere else, the present book does provide a clear update of the most recent developments, and it does introduce new software tools, such as </text:span><text:a xlink:type="simple" xlink:href="https://cran.r-project.org/web/packages/unmarked/index.html"><text:span text:style-name="T14">unmarked</text:span></text:a><text:span text:style-name="T3">.</text:span></text:p>
      <text:p text:style-name="P11"><text:tab/><text:span text:style-name="T9">The first 150 pages are essentially a </text:span><text:span text:style-name="T20">primer on general statistical modeling</text:span><text:span text:style-name="T9">. A bit like Bolker's </text:span><text:a xlink:type="simple" xlink:href="http://press.princeton.edu/titles/8709.html"><text:span text:style-name="T9">Ecological Models</text:span></text:a><text:span text:style-name="T9"> done the Crawley way. </text:span></text:p>
      <text:p text:style-name="P11"><text:span text:style-name="T9"><text:tab/>Follows 500 pages of exposing specific ecological models, which are: </text:span></text:p>
      <text:list xml:id="list2653381239799754882" text:style-name="L1">
        <text:list-item>
          <text:p text:style-name="P10"><text:span text:style-name="T31">Models of abundance using </text:span><text:span text:style-name="T17">N-mixture models</text:span></text:p>
        </text:list-item>
        <text:list-item>
          <text:p text:style-name="P10"><text:span text:style-name="T31">Models of abundance using </text:span><text:span text:style-name="T17">hierarchical distance sampling</text:span></text:p>
        </text:list-item>
        <text:list-item>
          <text:p text:style-name="P10"><text:span text:style-name="T31">Static </text:span><text:span text:style-name="T17">occupancy models </text:span></text:p>
        </text:list-item>
        <text:list-item>
          <text:p text:style-name="P10"><text:span text:style-name="T31">Hierachical </text:span><text:span text:style-name="T18">models of whole species communities</text:span></text:p>
        </text:list-item>
      </text:list>
      <text:p text:style-name="P9"><text:span text:style-name="T28">The last one includes novel methods that deal with </text:span><text:span text:style-name="T18">metacommunity dynamics</text:span><text:span text:style-name="T28"> and </text:span><text:span text:style-name="T18">spatial scale</text:span><text:span text:style-name="T28">. More will come in the 2</text:span><text:span text:style-name="T29">nd</text:span><text:span text:style-name="T28"> volume – and I wonder: Will the next volume involve ecological models that incorporate species traits, evolution, or phylogeny? That would be great.</text:span></text:p>
      <text:p text:style-name="P7"><text:span text:style-name="T28"><text:tab/>I also think that </text:span><text:span text:style-name="T18">the book is not for anyone</text:span><text:span text:style-name="T28">. Obviously, to use the methods, you will need to fiddle with code and you will have to adopt the creative way to hierarchical models, since the content is, first of all, an inspiration rather than a prescription. This may sound trivial for an average Bayesian nerd, but less trivial for a SAS's MIXED user with a medical science background. Also, if you are a novice and you are struggling with the very basics of Bayesian and hierarchical modeling, I'd rather recommend the more basic </text:span><text:a xlink:type="simple" xlink:href="http://store.elsevier.com/Introduction-to-WinBUGS-for-Ecologists/Marc-Kery/isbn-9780123786050/"><text:span text:style-name="T28">Introduction to WinBUGS</text:span></text:a><text:span text:style-name="T28">, or the “</text:span><text:a xlink:type="simple" xlink:href="https://sites.google.com/site/doingbayesiandataanalysis/"><text:span text:style-name="T28">Puppy Book</text:span></text:a><text:span text:style-name="T28">” by John Kruschke. If you are more into the theoretical underpinnings, I'd also consider </text:span><text:a xlink:type="simple" xlink:href="http://www.stat.columbia.edu/~gelman/book/"><text:span text:style-name="T28">Bayesian Data Analysis</text:span></text:a><text:span text:style-name="T28">, or Bolker's </text:span><text:a xlink:type="simple" xlink:href="http://press.princeton.edu/titles/8709.html"><text:span text:style-name="T28">Ecological Models</text:span></text:a><text:span text:style-name="T28">.</text:span></text:p>
      <text:p text:style-name="P8"><text:tab/><text:span text:style-name="T30">But for me, the book is a feast of ideas. So now, if you excuse me, I need to get back to R and fiddle with the little gem that I found on page 110: Did you know that, when assuming a Poisson point process, species abundance can be retrieved from detection/non-detection data (p. 110)? Cool, isn't it?</text:span></text:p>
      <text:p text:style-name="P5"/>
      <text:p text:style-name="P6"><text:span text:style-name="T16">Acknowledgements: </text:span>I am grateful to Marc Kéry for <text:span text:style-name="T27">sending me a free copy of the book</text:span>.</text:p>
      <text:p text:style-name="P5"/>
      <text:p text:style-name="P12"><text:span text:style-name="T16">Reference:</text:span> Kéry M. &amp; Royle J.A. (2016) <text:span text:style-name="T4">Applied Hierarchical Modeling in Ecology: Analysis of distribution, abundance and species richness in R and BUGS.</text:span> 1st Edition. Elsevier. 808 pages.</text:p>
      <text:p text:style-name="P5"><text:span text:style-name="T10"><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1:16:08.089553737</meta:creation-date>
    <dc:date>2016-01-07T15:04:12.525432474</dc:date>
    <meta:editing-duration>PT3H42M51S</meta:editing-duration>
    <meta:editing-cycles>62</meta:editing-cycles>
    <meta:generator>LibreOffice/4.2.8.2$Linux_X86_64 LibreOffice_project/420m0$Build-2</meta:generator>
    <meta:print-date>2016-01-07T14:43:56.540858060</meta:print-date>
    <meta:document-statistic meta:table-count="0" meta:image-count="0" meta:object-count="0" meta:page-count="1" meta:paragraph-count="16" meta:word-count="589" meta:character-count="3505" meta:non-whitespace-character-count="2922"/>
  </office:meta>
</office:document-meta>
</file>